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text-properties fo:font-variant="normal" fo:text-transform="none" fo:color="#000000" style:font-name="monospace" fo:font-style="normal" fo:font-weight="normal"/>
    </style:style>
    <style:style style:name="P2" style:family="paragraph" style:parent-style-name="Text_20_body" style:list-style-name="L2">
      <style:text-properties fo:font-variant="normal" fo:text-transform="none" fo:color="#000000" style:font-name="monospace" fo:font-style="normal" fo:font-weight="normal"/>
    </style:style>
    <style:style style:name="P3" style:family="paragraph" style:parent-style-name="Text_20_body" style:list-style-name="L3">
      <style:text-properties fo:font-variant="normal" fo:text-transform="none" fo:color="#000000" style:font-name="monospace" fo:font-style="normal" fo:font-weight="normal"/>
    </style:style>
    <style:style style:name="P4" style:family="paragraph" style:parent-style-name="Text_20_body" style:list-style-name="L4">
      <style:text-properties fo:font-variant="normal" fo:text-transform="none" fo:color="#000000" style:font-name="monospace" fo:font-style="normal" fo:font-weight="normal"/>
    </style:style>
    <style:style style:name="P5" style:family="paragraph" style:parent-style-name="Text_20_body" style:list-style-name="L5">
      <style:text-properties fo:font-variant="normal" fo:text-transform="none" fo:color="#000000" style:font-name="monospace" fo:font-style="normal" fo:font-weight="normal"/>
    </style:style>
    <style:style style:name="P6" style:family="paragraph" style:parent-style-name="Text_20_body" style:list-style-name="L6">
      <style:text-properties fo:font-variant="normal" fo:text-transform="none" fo:color="#000000" style:font-name="monospace" fo:font-style="normal" fo:font-weight="normal"/>
    </style:style>
    <style:style style:name="P7" style:family="paragraph" style:parent-style-name="Text_20_body" style:list-style-name="L7">
      <style:text-properties fo:font-variant="normal" fo:text-transform="none" fo:color="#000000" style:font-name="monospace" fo:font-style="normal" fo:font-weight="normal"/>
    </style:style>
    <style:style style:name="P8" style:family="paragraph" style:parent-style-name="Text_20_body" style:list-style-name="L8">
      <style:text-properties fo:font-variant="normal" fo:text-transform="none" fo:color="#000000" style:font-name="monospace" fo:font-style="normal" fo:font-weight="normal"/>
    </style:style>
    <style:style style:name="P9" style:family="paragraph" style:parent-style-name="Text_20_body" style:list-style-name="L9">
      <style:text-properties fo:font-variant="normal" fo:text-transform="none" fo:color="#000000" style:font-name="monospace" fo:font-style="normal" fo:font-weight="normal"/>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text-properties fo:font-variant="normal" fo:text-transform="none"/>
    </style:style>
    <style:style style:name="P12" style:family="paragraph" style:parent-style-name="Text_20_body" style:list-style-name="L1">
      <style:paragraph-properties fo:margin-top="0cm" fo:margin-bottom="0cm" loext:contextual-spacing="false"/>
      <style:text-properties fo:font-variant="normal" fo:text-transform="none" style:font-name="monospace" fo:font-style="normal" fo:font-weight="normal"/>
    </style:style>
    <style:style style:name="P13" style:family="paragraph" style:parent-style-name="Text_20_body" style:list-style-name="L2">
      <style:paragraph-properties fo:margin-top="0cm" fo:margin-bottom="0cm" loext:contextual-spacing="false"/>
      <style:text-properties fo:font-variant="normal" fo:text-transform="none" style:font-name="monospace" fo:font-style="normal" fo:font-weight="normal"/>
    </style:style>
    <style:style style:name="P14" style:family="paragraph" style:parent-style-name="Text_20_body" style:list-style-name="L3">
      <style:paragraph-properties fo:margin-top="0cm" fo:margin-bottom="0cm" loext:contextual-spacing="false"/>
      <style:text-properties fo:font-variant="normal" fo:text-transform="none" style:font-name="monospace" fo:font-style="normal" fo:font-weight="normal"/>
    </style:style>
    <style:style style:name="P15" style:family="paragraph" style:parent-style-name="Text_20_body" style:list-style-name="L4">
      <style:paragraph-properties fo:margin-top="0cm" fo:margin-bottom="0cm" loext:contextual-spacing="false"/>
      <style:text-properties fo:font-variant="normal" fo:text-transform="none" style:font-name="monospace" fo:font-style="normal" fo:font-weight="normal"/>
    </style:style>
    <style:style style:name="P16" style:family="paragraph" style:parent-style-name="Text_20_body" style:list-style-name="L5">
      <style:paragraph-properties fo:margin-top="0cm" fo:margin-bottom="0cm" loext:contextual-spacing="false"/>
      <style:text-properties fo:font-variant="normal" fo:text-transform="none" style:font-name="monospace" fo:font-style="normal" fo:font-weight="normal"/>
    </style:style>
    <style:style style:name="P17" style:family="paragraph" style:parent-style-name="Text_20_body" style:list-style-name="L6">
      <style:paragraph-properties fo:margin-top="0cm" fo:margin-bottom="0cm" loext:contextual-spacing="false"/>
      <style:text-properties fo:font-variant="normal" fo:text-transform="none" style:font-name="monospace" fo:font-style="normal" fo:font-weight="normal"/>
    </style:style>
    <style:style style:name="P18" style:family="paragraph" style:parent-style-name="Text_20_body" style:list-style-name="L7">
      <style:paragraph-properties fo:margin-top="0cm" fo:margin-bottom="0cm" loext:contextual-spacing="false"/>
      <style:text-properties fo:font-variant="normal" fo:text-transform="none" style:font-name="monospace" fo:font-style="normal" fo:font-weight="normal"/>
    </style:style>
    <style:style style:name="P19" style:family="paragraph" style:parent-style-name="Text_20_body" style:list-style-name="L8">
      <style:paragraph-properties fo:margin-top="0cm" fo:margin-bottom="0cm" loext:contextual-spacing="false"/>
      <style:text-properties fo:font-variant="normal" fo:text-transform="none" style:font-name="monospace" fo:font-style="normal" fo:font-weight="normal"/>
    </style:style>
    <style:style style:name="P20" style:family="paragraph" style:parent-style-name="Text_20_body" style:list-style-name="L9">
      <style:paragraph-properties fo:margin-top="0cm" fo:margin-bottom="0cm" loext:contextual-spacing="false"/>
      <style:text-properties fo:font-variant="normal" fo:text-transform="none" style:font-name="monospace" fo:font-style="normal" fo:font-weight="normal"/>
    </style:style>
    <style:style style:name="P21" style:family="paragraph" style:parent-style-name="Text_20_body" style:list-style-name="L2">
      <style:paragraph-properties fo:margin-top="0cm" fo:margin-bottom="0cm" loext:contextual-spacing="false"/>
      <style:text-properties fo:font-variant="normal" fo:text-transform="none"/>
    </style:style>
    <style:style style:name="P22" style:family="paragraph" style:parent-style-name="Text_20_body" style:list-style-name="L3">
      <style:paragraph-properties fo:margin-top="0cm" fo:margin-bottom="0cm" loext:contextual-spacing="false"/>
      <style:text-properties fo:font-variant="normal" fo:text-transform="none"/>
    </style:style>
    <style:style style:name="P23" style:family="paragraph" style:parent-style-name="Text_20_body" style:list-style-name="L4">
      <style:paragraph-properties fo:margin-top="0cm" fo:margin-bottom="0cm" loext:contextual-spacing="false"/>
      <style:text-properties fo:font-variant="normal" fo:text-transform="none"/>
    </style:style>
    <style:style style:name="P24" style:family="paragraph" style:parent-style-name="Text_20_body" style:list-style-name="L5">
      <style:paragraph-properties fo:margin-top="0cm" fo:margin-bottom="0cm" loext:contextual-spacing="false"/>
      <style:text-properties fo:font-variant="normal" fo:text-transform="none"/>
    </style:style>
    <style:style style:name="P25" style:family="paragraph" style:parent-style-name="Text_20_body" style:list-style-name="L6">
      <style:paragraph-properties fo:margin-top="0cm" fo:margin-bottom="0cm" loext:contextual-spacing="false"/>
      <style:text-properties fo:font-variant="normal" fo:text-transform="none"/>
    </style:style>
    <style:style style:name="P26" style:family="paragraph" style:parent-style-name="Text_20_body" style:list-style-name="L7">
      <style:paragraph-properties fo:margin-top="0cm" fo:margin-bottom="0cm" loext:contextual-spacing="false"/>
      <style:text-properties fo:font-variant="normal" fo:text-transform="none"/>
    </style:style>
    <style:style style:name="P27" style:family="paragraph" style:parent-style-name="Text_20_body" style:list-style-name="L8">
      <style:paragraph-properties fo:margin-top="0cm" fo:margin-bottom="0cm" loext:contextual-spacing="false"/>
      <style:text-properties fo:font-variant="normal" fo:text-transform="none"/>
    </style:style>
    <style:style style:name="P28" style:family="paragraph" style:parent-style-name="Text_20_body" style:list-style-name="L9">
      <style:paragraph-properties fo:margin-top="0cm" fo:margin-bottom="0cm" loext:contextual-spacing="false"/>
      <style:text-properties fo:font-variant="normal" fo:text-transform="none"/>
    </style:style>
    <style:style style:name="T1" style:family="text">
      <style:text-properties fo:color="#c7254e" fo:background-color="#f9f2f4" loext:char-shading-value="0"/>
    </style:style>
    <style:style style:name="T2" style:family="text">
      <style:text-properties style:font-name="monospace" fo:background-color="#fafafa" loext:char-shading-value="0" loext:padding-left="0cm" loext:padding-right="0cm" loext:padding-top="0cm" loext:padding-bottom="0.079cm" loext:border-left="none" loext:border-right="none" loext:border-top="none" loext:border-bottom="0.06pt solid #cccccc"/>
    </style:style>
    <style:style style:name="T3" style:family="text">
      <style:text-properties style:font-name="monospace" fo:font-style="normal" fo:font-weight="normal"/>
    </style:style>
    <style:style style:name="T4" style:family="text">
      <style:text-properties fo:color="#0000e6"/>
    </style:style>
    <style:style style:name="T5" style:family="text">
      <style:text-properties fo:color="#0000e6" style:font-name="monospace" fo:font-style="normal" fo:font-weight="normal"/>
    </style:style>
    <style:style style:name="T6" style:family="text">
      <style:text-properties fo:color="#000000"/>
    </style:style>
    <style:style style:name="T7" style:family="text">
      <style:text-properties fo:color="#000000" style:font-name="monospace" fo:font-style="normal" fo:font-weight="normal"/>
    </style:style>
    <style:style style:name="T8" style:family="text">
      <style:text-properties fo:color="#008000"/>
    </style:style>
    <style:style style:name="T9" style:family="text">
      <style:text-properties fo:color="#008000" style:font-name="monospace" fo:font-style="normal" fo:font-weight="normal"/>
    </style:style>
    <style:style style:name="T10" style:family="text">
      <style:text-properties fo:color="#ce7b00" style:font-name="monospace" fo:font-style="normal" fo:font-weight="normal"/>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article-title"/>Мотивация для Stream API</text:h>
      <text:p text:style-name="P10"/>
      <text:p text:style-name="Horizontal_20_Line"/>
      <text:section text:style-name="Sect1" text:name="content">
        <text:p text:style-name="Text_20_body">Как я уже писал <text:a xlink:type="simple" xlink:href="http://deadcoderising.com/why-you-should-embrace-lambdas-in-java-8/" text:style-name="Internet_20_link" text:visited-style-name="Visited_20_Internet_20_Link">ранее</text:a>, новый функциональный стиль в Java 8 — это переломный момент в истории языка, новый мир для разработчиков Java, поэтому настало время приспособиться к нему! В этой статье мы рассмотрим некоторые альтернативы традиционным циклам.<text:line-break/><text:line-break/>Функциональный стиль позволяет сказать, что мы хотим получить, вместо того чтобы говорить как этого можно добиться. Но причём здесь циклы, спросите вы? Безусловно они обладают гибкостью, но эта гибкость не обходится даром. Выражения <text:span text:style-name="T1">return</text:span>, <text:span text:style-name="T1">break</text:span>, <text:span text:style-name="T1">continue</text:span> изменяют поведение цикла так, что помимо основной задачи разобраться в коде, вам нужно понять и как цикл работает.<text:line-break/><text:line-break/>Stream API в Java 8 даёт нам качественный функционал для работы с коллекциями, давайте посмотрим как мы можем заменить циклы на более краткий и читаемый код.<text:line-break/><text:line-break/><text:line-break/>Да будет код!На этот раз мы собираемся работать со статьями. В каждой статье содержится заголовок, имя автора и несколько тегов.</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7283051254019171901" text:style-name="L1">
          <text:list-item>
            <text:p text:style-name="P12"><text:span text:style-name="T4">private</text:span> <text:span text:style-name="T4">class</text:span> Article <text:span text:style-name="T6">{</text:span></text:p>
          </text:list-item>
          <text:list-item>
            <text:p text:style-name="P11"> </text:p>
          </text:list-item>
          <text:list-item>
            <text:p text:style-name="P11">    <text:span text:style-name="T5">private</text:span><text:span text:style-name="T3"> </text:span><text:span text:style-name="T5">final</text:span><text:span text:style-name="T3"> String title</text:span><text:span text:style-name="T9">;</text:span></text:p>
          </text:list-item>
          <text:list-item>
            <text:p text:style-name="P11">    <text:span text:style-name="T5">private</text:span><text:span text:style-name="T3"> </text:span><text:span text:style-name="T5">final</text:span><text:span text:style-name="T3"> String author</text:span><text:span text:style-name="T9">;</text:span></text:p>
          </text:list-item>
          <text:list-item>
            <text:p text:style-name="P11">    <text:span text:style-name="T5">private</text:span><text:span text:style-name="T3"> </text:span><text:span text:style-name="T5">final</text:span><text:span text:style-name="T3"> List </text:span><text:span text:style-name="T9">&lt;</text:span><text:span text:style-name="T3">String</text:span><text:span text:style-name="T9">&gt;</text:span><text:span text:style-name="T3"> tags</text:span><text:span text:style-name="T9">;</text:span></text:p>
          </text:list-item>
          <text:list-item>
            <text:p text:style-name="P11"> </text:p>
          </text:list-item>
          <text:list-item>
            <text:p text:style-name="P11">    <text:span text:style-name="T5">private</text:span><text:span text:style-name="T3"> Article</text:span><text:span text:style-name="T7">(</text:span><text:span text:style-name="T3">String title, String author, List </text:span><text:span text:style-name="T9">&lt;</text:span><text:span text:style-name="T3">String</text:span><text:span text:style-name="T9">&gt;</text:span><text:span text:style-name="T3"> tags</text:span><text:span text:style-name="T7">)</text:span><text:span text:style-name="T3"> </text:span><text:span text:style-name="T7">{</text:span></text:p>
          </text:list-item>
          <text:list-item>
            <text:p text:style-name="P11">        <text:span text:style-name="T5">this</text:span><text:span text:style-name="T3">.</text:span><text:span text:style-name="T7">title</text:span><text:span text:style-name="T3"> </text:span><text:span text:style-name="T9">=</text:span><text:span text:style-name="T3"> title</text:span><text:span text:style-name="T9">;</text:span></text:p>
          </text:list-item>
          <text:list-item>
            <text:p text:style-name="P11">        <text:span text:style-name="T5">this</text:span><text:span text:style-name="T3">.</text:span><text:span text:style-name="T7">author</text:span><text:span text:style-name="T3"> </text:span><text:span text:style-name="T9">=</text:span><text:span text:style-name="T3"> author</text:span><text:span text:style-name="T9">;</text:span></text:p>
          </text:list-item>
          <text:list-item>
            <text:p text:style-name="P11">        <text:span text:style-name="T5">this</text:span><text:span text:style-name="T3">.</text:span><text:span text:style-name="T7">tags</text:span><text:span text:style-name="T3"> </text:span><text:span text:style-name="T9">=</text:span><text:span text:style-name="T3"> tags</text:span><text:span text:style-name="T9">;</text:span></text:p>
          </text:list-item>
          <text:list-item>
            <text:p text:style-name="P11">    <text:span text:style-name="T7">}</text:span></text:p>
          </text:list-item>
          <text:list-item>
            <text:p text:style-name="P11"> </text:p>
          </text:list-item>
          <text:list-item>
            <text:p text:style-name="P11">    <text:span text:style-name="T5">public</text:span><text:span text:style-name="T3"> String getTitle</text:span><text:span text:style-name="T7">()</text:span><text:span text:style-name="T3"> </text:span><text:span text:style-name="T7">{</text:span></text:p>
          </text:list-item>
          <text:list-item>
            <text:p text:style-name="P11">        <text:span text:style-name="T5">return</text:span><text:span text:style-name="T3"> title</text:span><text:span text:style-name="T9">;</text:span></text:p>
          </text:list-item>
          <text:list-item>
            <text:p text:style-name="P11">    <text:span text:style-name="T7">}</text:span></text:p>
          </text:list-item>
          <text:list-item>
            <text:p text:style-name="P11"> </text:p>
          </text:list-item>
          <text:list-item>
            <text:p text:style-name="P11">    <text:span text:style-name="T5">public</text:span><text:span text:style-name="T3"> String getAuthor</text:span><text:span text:style-name="T7">()</text:span><text:span text:style-name="T3"> </text:span><text:span text:style-name="T7">{</text:span></text:p>
          </text:list-item>
          <text:list-item>
            <text:p text:style-name="P11">        <text:span text:style-name="T5">return</text:span><text:span text:style-name="T3"> author</text:span><text:span text:style-name="T9">;</text:span></text:p>
          </text:list-item>
          <text:list-item>
            <text:p text:style-name="P11">    <text:span text:style-name="T7">}</text:span></text:p>
          </text:list-item>
          <text:list-item>
            <text:p text:style-name="P11"><text:soft-page-break/> </text:p>
          </text:list-item>
          <text:list-item>
            <text:p text:style-name="P11">    <text:span text:style-name="T5">public</text:span><text:span text:style-name="T3"> List </text:span><text:span text:style-name="T9">&lt;</text:span><text:span text:style-name="T3">String</text:span><text:span text:style-name="T9">&gt;</text:span><text:span text:style-name="T3"> getTags</text:span><text:span text:style-name="T7">()</text:span><text:span text:style-name="T3"> </text:span><text:span text:style-name="T7">{</text:span></text:p>
          </text:list-item>
          <text:list-item>
            <text:p text:style-name="P11">        <text:span text:style-name="T5">return</text:span><text:span text:style-name="T3"> tags</text:span><text:span text:style-name="T9">;</text:span></text:p>
          </text:list-item>
          <text:list-item>
            <text:p text:style-name="P11">    <text:span text:style-name="T7">}</text:span></text:p>
          </text:list-item>
          <text:list-item>
            <text:p text:style-name="P1">}</text:p>
          </text:list-item>
        </text:list>
        <text:p text:style-name="P10"><text:line-break/>В этом примере мы хотим найти первую статью, которая содержит тег "Java".<text:line-break/><text:line-break/>Взглянем на стандартный подход.</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2764209221951880567" text:style-name="L2">
          <text:list-item>
            <text:p text:style-name="P13"><text:span text:style-name="T4">public</text:span> Article getFirstJavaArticle<text:span text:style-name="T6">()</text:span> <text:span text:style-name="T6">{</text:span></text:p>
          </text:list-item>
          <text:list-item>
            <text:p text:style-name="P21"> </text:p>
          </text:list-item>
          <text:list-item>
            <text:p text:style-name="P21">    <text:span text:style-name="T5">for</text:span><text:span text:style-name="T3"> </text:span><text:span text:style-name="T7">(</text:span><text:span text:style-name="T3">Article article</text:span><text:span text:style-name="T9">:</text:span><text:span text:style-name="T3"> articles</text:span><text:span text:style-name="T7">)</text:span><text:span text:style-name="T3"> </text:span><text:span text:style-name="T7">{</text:span></text:p>
          </text:list-item>
          <text:list-item>
            <text:p text:style-name="P21">        <text:span text:style-name="T5">if</text:span><text:span text:style-name="T3"> </text:span><text:span text:style-name="T7">(</text:span><text:span text:style-name="T3">article.</text:span><text:span text:style-name="T7">getTags()</text:span><text:span text:style-name="T3">.</text:span><text:span text:style-name="T7">contains(</text:span><text:span text:style-name="T10">"Java"</text:span><text:span text:style-name="T7">))</text:span><text:span text:style-name="T3"> </text:span><text:span text:style-name="T7">{</text:span></text:p>
          </text:list-item>
          <text:list-item>
            <text:p text:style-name="P21">            <text:span text:style-name="T5">return</text:span><text:span text:style-name="T3"> article</text:span><text:span text:style-name="T9">;</text:span></text:p>
          </text:list-item>
          <text:list-item>
            <text:p text:style-name="P21">        <text:span text:style-name="T7">}</text:span></text:p>
          </text:list-item>
          <text:list-item>
            <text:p text:style-name="P21">    <text:span text:style-name="T7">}</text:span></text:p>
          </text:list-item>
          <text:list-item>
            <text:p text:style-name="P21"> </text:p>
          </text:list-item>
          <text:list-item>
            <text:p text:style-name="P21">    <text:span text:style-name="T5">return</text:span><text:span text:style-name="T3"> </text:span><text:span text:style-name="T5">null</text:span><text:span text:style-name="T9">;</text:span></text:p>
          </text:list-item>
          <text:list-item>
            <text:p text:style-name="P2">}</text:p>
          </text:list-item>
        </text:list>
        <text:p text:style-name="P10"><text:line-break/>Решим задачу, используя stream API.</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3937897856177114622" text:style-name="L3">
          <text:list-item>
            <text:p text:style-name="P14"><text:span text:style-name="T4">public</text:span> Optional<text:span text:style-name="T8">&lt;</text:span>Article<text:span text:style-name="T8">&gt;</text:span> getFirstJavaArticle<text:span text:style-name="T6">()</text:span> <text:span text:style-name="T6">{</text:span>  </text:p>
          </text:list-item>
          <text:list-item>
            <text:p text:style-name="P22">    <text:span text:style-name="T5">return</text:span><text:span text:style-name="T3"> articles.</text:span><text:span text:style-name="T7">stream()</text:span></text:p>
          </text:list-item>
          <text:list-item>
            <text:p text:style-name="P22">        <text:span text:style-name="T3">.</text:span><text:span text:style-name="T7">filter(</text:span><text:span text:style-name="T3">article </text:span><text:span text:style-name="T9">-&gt;</text:span><text:span text:style-name="T3"> article.</text:span><text:span text:style-name="T7">getTags()</text:span><text:span text:style-name="T3">.</text:span><text:span text:style-name="T7">contains(</text:span><text:span text:style-name="T10">"Java"</text:span><text:span text:style-name="T7">))</text:span></text:p>
          </text:list-item>
          <text:list-item>
            <text:p text:style-name="P22">        <text:span text:style-name="T3">.</text:span><text:span text:style-name="T7">findFirst()</text:span><text:span text:style-name="T9">;</text:span></text:p>
          </text:list-item>
          <text:list-item>
            <text:p text:style-name="P3">}</text:p>
          </text:list-item>
        </text:list>
        <text:p text:style-name="P10"><text:line-break/>Довольно круто, правда? Сначала мы используем <text:span text:style-name="T1">filter</text:span>, чтобы найти все статьи, которые содержат тег Java, далее с помощью <text:span text:style-name="T1">findFirst</text:span> получаем первое включение. Так как потоки... ленивы и filter возвращает поток, вычисления происходят до тех пор пока не будет найдено первое включение.<text:line-break/><text:line-break/><text:line-break/>Давайте теперь получим все элементы, удовлетворяющие условию.<text:line-break/><text:line-break/>Сначала решение с циклом.</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1342589554902241069" text:style-name="L4">
          <text:list-item>
            <text:p text:style-name="P15"><text:span text:style-name="T4">public</text:span> List<text:span text:style-name="T8">&lt;</text:span>Article<text:span text:style-name="T8">&gt;</text:span> getAllJavaArticles<text:span text:style-name="T6">()</text:span> <text:span text:style-name="T6">{</text:span></text:p>
          </text:list-item>
          <text:list-item>
            <text:p text:style-name="P23"><text:soft-page-break/> </text:p>
          </text:list-item>
          <text:list-item>
            <text:p text:style-name="P23">    <text:span text:style-name="T3">List</text:span><text:span text:style-name="T9">&lt;</text:span><text:span text:style-name="T3">Article</text:span><text:span text:style-name="T9">&gt;</text:span><text:span text:style-name="T3"> result </text:span><text:span text:style-name="T9">=</text:span><text:span text:style-name="T3"> </text:span><text:span text:style-name="T5">new</text:span><text:span text:style-name="T3"> ArrayList</text:span><text:span text:style-name="T9">&lt;&gt;</text:span><text:span text:style-name="T7">()</text:span><text:span text:style-name="T9">;</text:span></text:p>
          </text:list-item>
          <text:list-item>
            <text:p text:style-name="P23"> </text:p>
          </text:list-item>
          <text:list-item>
            <text:p text:style-name="P23">    <text:span text:style-name="T5">for</text:span><text:span text:style-name="T3"> </text:span><text:span text:style-name="T7">(</text:span><text:span text:style-name="T3">Article article </text:span><text:span text:style-name="T9">:</text:span><text:span text:style-name="T3"> articles</text:span><text:span text:style-name="T7">)</text:span><text:span text:style-name="T3"> </text:span><text:span text:style-name="T7">{</text:span></text:p>
          </text:list-item>
          <text:list-item>
            <text:p text:style-name="P23">        <text:span text:style-name="T5">if</text:span><text:span text:style-name="T3"> </text:span><text:span text:style-name="T7">(</text:span><text:span text:style-name="T3">article.</text:span><text:span text:style-name="T7">getTags()</text:span><text:span text:style-name="T3">.</text:span><text:span text:style-name="T7">contains(</text:span><text:span text:style-name="T10">"Java"</text:span><text:span text:style-name="T7">))</text:span><text:span text:style-name="T3"> </text:span><text:span text:style-name="T7">{</text:span></text:p>
          </text:list-item>
          <text:list-item>
            <text:p text:style-name="P23">            <text:span text:style-name="T3">result.</text:span><text:span text:style-name="T7">add(</text:span><text:span text:style-name="T3">article</text:span><text:span text:style-name="T7">)</text:span><text:span text:style-name="T9">;</text:span></text:p>
          </text:list-item>
          <text:list-item>
            <text:p text:style-name="P23">        <text:span text:style-name="T7">}</text:span></text:p>
          </text:list-item>
          <text:list-item>
            <text:p text:style-name="P23">    <text:span text:style-name="T7">}</text:span></text:p>
          </text:list-item>
          <text:list-item>
            <text:p text:style-name="P23"> </text:p>
          </text:list-item>
          <text:list-item>
            <text:p text:style-name="P23">    <text:span text:style-name="T5">return</text:span><text:span text:style-name="T3"> result</text:span><text:span text:style-name="T9">;</text:span></text:p>
          </text:list-item>
          <text:list-item>
            <text:p text:style-name="P4">}</text:p>
          </text:list-item>
        </text:list>
        <text:p text:style-name="P10"><text:line-break/>Перепишем на потоки.</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4390398476941519532" text:style-name="L5">
          <text:list-item>
            <text:p text:style-name="P16"><text:span text:style-name="T4">public</text:span> List<text:span text:style-name="T8">&lt;</text:span>Article<text:span text:style-name="T8">&gt;</text:span> getAllJavaArticles<text:span text:style-name="T6">()</text:span> <text:span text:style-name="T6">{</text:span></text:p>
          </text:list-item>
          <text:list-item>
            <text:p text:style-name="P24">    <text:span text:style-name="T5">return</text:span><text:span text:style-name="T3"> articles.</text:span><text:span text:style-name="T7">stream()</text:span></text:p>
          </text:list-item>
          <text:list-item>
            <text:p text:style-name="P24">        <text:span text:style-name="T3">.</text:span><text:span text:style-name="T7">filter(</text:span><text:span text:style-name="T3">article </text:span><text:span text:style-name="T9">-&gt;</text:span><text:span text:style-name="T3"> article.</text:span><text:span text:style-name="T7">getTags()</text:span><text:span text:style-name="T3">.</text:span><text:span text:style-name="T7">contains(</text:span><text:span text:style-name="T10">"Java"</text:span><text:span text:style-name="T7">))</text:span></text:p>
          </text:list-item>
          <text:list-item>
            <text:p text:style-name="P24">        <text:span text:style-name="T3">.</text:span><text:span text:style-name="T7">collect(</text:span><text:span text:style-name="T3">Collectors.</text:span><text:span text:style-name="T7">toList())</text:span><text:span text:style-name="T9">;</text:span></text:p>
          </text:list-item>
          <text:list-item>
            <text:p text:style-name="P5">}</text:p>
          </text:list-item>
        </text:list>
        <text:p text:style-name="P10"><text:line-break/>Здесь мы воспользовались операцией <text:span text:style-name="T1">collect</text:span>, чтобы представить результирующий поток в виде коллекции.<text:line-break/><text:line-break/>Достаточно просто. Что ж, посмотрим на более впечатляющие примеры!<text:line-break/><text:line-break/><text:line-break/>Сгруппируем все статьи по авторам. <text:line-break/><text:line-break/>И как всегда, решение с циклом.</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3109126587358208717" text:style-name="L6">
          <text:list-item>
            <text:p text:style-name="P17"><text:span text:style-name="T4">public</text:span> Map<text:span text:style-name="T8">&lt;</text:span>String, List<text:span text:style-name="T8">&lt;</text:span>Article<text:span text:style-name="T8">&gt;&gt;</text:span> groupByAuthor<text:span text:style-name="T6">()</text:span> <text:span text:style-name="T6">{</text:span></text:p>
          </text:list-item>
          <text:list-item>
            <text:p text:style-name="P25"> </text:p>
          </text:list-item>
          <text:list-item>
            <text:p text:style-name="P25">    <text:span text:style-name="T3">Map</text:span><text:span text:style-name="T9">&lt;</text:span><text:span text:style-name="T3">String, List</text:span><text:span text:style-name="T9">&lt;</text:span><text:span text:style-name="T3">Article</text:span><text:span text:style-name="T9">&gt;&gt;</text:span><text:span text:style-name="T3"> result </text:span><text:span text:style-name="T9">=</text:span><text:span text:style-name="T3"> </text:span><text:span text:style-name="T5">new</text:span><text:span text:style-name="T3"> HashMap</text:span><text:span text:style-name="T9">&lt;&gt;</text:span><text:span text:style-name="T7">()</text:span><text:span text:style-name="T9">;</text:span></text:p>
          </text:list-item>
          <text:list-item>
            <text:p text:style-name="P25"> </text:p>
          </text:list-item>
          <text:list-item>
            <text:p text:style-name="P25">    <text:span text:style-name="T5">for</text:span><text:span text:style-name="T3"> </text:span><text:span text:style-name="T7">(</text:span><text:span text:style-name="T3">Article article </text:span><text:span text:style-name="T9">:</text:span><text:span text:style-name="T3"> articles</text:span><text:span text:style-name="T7">)</text:span><text:span text:style-name="T3"> </text:span><text:span text:style-name="T7">{</text:span></text:p>
          </text:list-item>
          <text:list-item>
            <text:p text:style-name="P25">        <text:span text:style-name="T5">if</text:span><text:span text:style-name="T3"> </text:span><text:span text:style-name="T7">(</text:span><text:span text:style-name="T3">result.</text:span><text:span text:style-name="T7">containsKey(</text:span><text:span text:style-name="T3">article.</text:span><text:span text:style-name="T7">getAuthor()))</text:span><text:span text:style-name="T3"> </text:span><text:span text:style-name="T7">{</text:span></text:p>
          </text:list-item>
          <text:list-item>
            <text:p text:style-name="P25">            <text:span text:style-name="T3">result.</text:span><text:span text:style-name="T7">get(</text:span><text:span text:style-name="T3">article.</text:span><text:span text:style-name="T7">getAuthor())</text:span><text:span text:style-name="T3">.</text:span><text:span text:style-name="T7">add(</text:span><text:span text:style-name="T3">article</text:span><text:span text:style-name="T7">)</text:span><text:span text:style-name="T9">;</text:span></text:p>
          </text:list-item>
          <text:list-item>
            <text:p text:style-name="P25">        <text:span text:style-name="T7">}</text:span><text:span text:style-name="T3"> </text:span><text:span text:style-name="T5">else</text:span><text:span text:style-name="T3"> </text:span><text:span text:style-name="T7">{</text:span></text:p>
          </text:list-item>
          <text:list-item>
            <text:p text:style-name="P25">            <text:span text:style-name="T3">ArrayList</text:span><text:span text:style-name="T9">&lt;</text:span><text:span text:style-name="T3">Article</text:span><text:span text:style-name="T9">&gt;</text:span><text:span text:style-name="T3"> articles </text:span><text:span text:style-name="T9">=</text:span><text:span text:style-name="T3"> </text:span><text:span text:style-name="T5">new</text:span><text:span text:style-name="T3"> ArrayList</text:span><text:span text:style-name="T9">&lt;&gt;</text:span><text:span text:style-name="T7">()</text:span><text:span text:style-name="T9">;</text:span></text:p>
          </text:list-item>
          <text:list-item>
            <text:p text:style-name="P25">            <text:span text:style-name="T3">articles.</text:span><text:span text:style-name="T7">add(</text:span><text:span text:style-name="T3">article</text:span><text:span text:style-name="T7">)</text:span><text:span text:style-name="T9">;</text:span></text:p>
          </text:list-item>
          <text:list-item>
            <text:p text:style-name="P25">            <text:span text:style-name="T3">result.</text:span><text:span text:style-name="T7">put(</text:span><text:span text:style-name="T3">article.</text:span><text:span text:style-name="T7">getAuthor()</text:span><text:span text:style-name="T3">, articles</text:span><text:span text:style-name="T7">)</text:span><text:span text:style-name="T9">;</text:span></text:p>
          </text:list-item>
          <text:list-item>
            <text:p text:style-name="P25"><text:soft-page-break/>        <text:span text:style-name="T7">}</text:span></text:p>
          </text:list-item>
          <text:list-item>
            <text:p text:style-name="P25">    <text:span text:style-name="T7">}</text:span></text:p>
          </text:list-item>
          <text:list-item>
            <text:p text:style-name="P25"> </text:p>
          </text:list-item>
          <text:list-item>
            <text:p text:style-name="P25">    <text:span text:style-name="T5">return</text:span><text:span text:style-name="T3"> result</text:span><text:span text:style-name="T9">;</text:span></text:p>
          </text:list-item>
          <text:list-item>
            <text:p text:style-name="P6">}</text:p>
          </text:list-item>
        </text:list>
        <text:p text:style-name="P10"><text:line-break/>Сможем ли мы найти чистое решение, использующее stream API? Вполне.</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6312700511018787927" text:style-name="L7">
          <text:list-item>
            <text:p text:style-name="P18"><text:span text:style-name="T4">public</text:span> Map<text:span text:style-name="T8">&lt;</text:span>String, List<text:span text:style-name="T8">&lt;</text:span>Article<text:span text:style-name="T8">&gt;&gt;</text:span> groupByAuthor<text:span text:style-name="T6">()</text:span> <text:span text:style-name="T6">{</text:span>  </text:p>
          </text:list-item>
          <text:list-item>
            <text:p text:style-name="P26">    <text:span text:style-name="T5">return</text:span><text:span text:style-name="T3"> articles.</text:span><text:span text:style-name="T7">stream()</text:span></text:p>
          </text:list-item>
          <text:list-item>
            <text:p text:style-name="P26">        <text:span text:style-name="T3">.</text:span><text:span text:style-name="T7">collect(</text:span><text:span text:style-name="T3">Collectors.</text:span><text:span text:style-name="T7">groupingBy(</text:span><text:span text:style-name="T3">Article</text:span><text:span text:style-name="T9">::</text:span><text:span text:style-name="T7">getAuthor))</text:span><text:span text:style-name="T9">;</text:span></text:p>
          </text:list-item>
          <text:list-item>
            <text:p text:style-name="P7">}</text:p>
          </text:list-item>
        </text:list>
        <text:p text:style-name="P10"><text:line-break/>Чудесно! Достаточно лишь ссылки на <text:span text:style-name="T1">getAuthor</text:span> и операции <text:span text:style-name="T1">groupingBy</text:span> .<text:line-break/><text:line-break/><text:line-break/>А теперь найдём все различные теги в нашей коллекции.<text:line-break/><text:line-break/>Начнём с цикла.</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5730419158746924280" text:style-name="L8">
          <text:list-item>
            <text:p text:style-name="P19"><text:span text:style-name="T4">public</text:span> Set<text:span text:style-name="T8">&lt;</text:span>String<text:span text:style-name="T8">&gt;</text:span> getDistinctTags<text:span text:style-name="T6">()</text:span> <text:span text:style-name="T6">{</text:span></text:p>
          </text:list-item>
          <text:list-item>
            <text:p text:style-name="P27"> </text:p>
          </text:list-item>
          <text:list-item>
            <text:p text:style-name="P27">    <text:span text:style-name="T3">Set</text:span><text:span text:style-name="T9">&lt;</text:span><text:span text:style-name="T3">String</text:span><text:span text:style-name="T9">&gt;</text:span><text:span text:style-name="T3"> result </text:span><text:span text:style-name="T9">=</text:span><text:span text:style-name="T3"> </text:span><text:span text:style-name="T5">new</text:span><text:span text:style-name="T3"> HashSet</text:span><text:span text:style-name="T9">&lt;&gt;</text:span><text:span text:style-name="T7">()</text:span><text:span text:style-name="T9">;</text:span></text:p>
          </text:list-item>
          <text:list-item>
            <text:p text:style-name="P27"> </text:p>
          </text:list-item>
          <text:list-item>
            <text:p text:style-name="P27">    <text:span text:style-name="T5">for</text:span><text:span text:style-name="T3"> </text:span><text:span text:style-name="T7">(</text:span><text:span text:style-name="T3">Article article </text:span><text:span text:style-name="T9">:</text:span><text:span text:style-name="T3"> articles</text:span><text:span text:style-name="T7">)</text:span><text:span text:style-name="T3"> </text:span><text:span text:style-name="T7">{</text:span></text:p>
          </text:list-item>
          <text:list-item>
            <text:p text:style-name="P27">        <text:span text:style-name="T3">result.</text:span><text:span text:style-name="T7">addAll(</text:span><text:span text:style-name="T3">article.</text:span><text:span text:style-name="T7">getTags())</text:span><text:span text:style-name="T9">;</text:span></text:p>
          </text:list-item>
          <text:list-item>
            <text:p text:style-name="P27">    <text:span text:style-name="T7">}</text:span></text:p>
          </text:list-item>
          <text:list-item>
            <text:p text:style-name="P27"> </text:p>
          </text:list-item>
          <text:list-item>
            <text:p text:style-name="P27">    <text:span text:style-name="T5">return</text:span><text:span text:style-name="T3"> result</text:span><text:span text:style-name="T9">;</text:span></text:p>
          </text:list-item>
          <text:list-item>
            <text:p text:style-name="P8">}</text:p>
          </text:list-item>
        </text:list>
        <text:p text:style-name="P10"><text:line-break/>Посмотрим, как это выглядит с потоками.</text:p>
        <text:p text:style-name="Text_20_body"><text:a xlink:type="simple" xlink:href="javascript:void(0);" text:style-name="Internet_20_link" text:visited-style-name="Visited_20_Internet_20_Link"><text:span text:style-name="T2">[копировать]</text:span></text:a><text:span text:style-name="T2"> </text:span><text:a xlink:type="simple" xlink:href="javascript:void(0);" text:style-name="Internet_20_link" text:visited-style-name="Visited_20_Internet_20_Link"><text:span text:style-name="T2">[скачать]</text:span></text:a></text:p>
        <text:list xml:id="list8227703749635327362" text:style-name="L9">
          <text:list-item>
            <text:p text:style-name="P20"><text:span text:style-name="T4">public</text:span> Set<text:span text:style-name="T8">&lt;</text:span>String<text:span text:style-name="T8">&gt;</text:span> getDistinctTags<text:span text:style-name="T6">()</text:span> <text:span text:style-name="T6">{</text:span>  </text:p>
          </text:list-item>
          <text:list-item>
            <text:p text:style-name="P28">    <text:span text:style-name="T5">return</text:span><text:span text:style-name="T3"> articles.</text:span><text:span text:style-name="T7">stream()</text:span></text:p>
          </text:list-item>
          <text:list-item>
            <text:p text:style-name="P28">        <text:span text:style-name="T3">.</text:span><text:span text:style-name="T7">flatMap(</text:span><text:span text:style-name="T3">article </text:span><text:span text:style-name="T9">-&gt;</text:span><text:span text:style-name="T3"> article.</text:span><text:span text:style-name="T7">getTags()</text:span><text:span text:style-name="T3">.</text:span><text:span text:style-name="T7">stream())</text:span></text:p>
          </text:list-item>
          <text:list-item>
            <text:p text:style-name="P28">        <text:span text:style-name="T3">.</text:span><text:span text:style-name="T7">collect(</text:span><text:span text:style-name="T3">Collectors.</text:span><text:span text:style-name="T7">toSet())</text:span><text:span text:style-name="T9">;</text:span></text:p>
          </text:list-item>
          <text:list-item>
            <text:p text:style-name="P9">}</text:p>
          </text:list-item>
        </text:list>
        <text:p text:style-name="Text_20_body"><text:line-break/>Миленько. <text:span text:style-name="T1">flatmap</text:span> позволяет нам совместить списки тегов в один результирующий поток, <text:soft-page-break/>после чего используем <text:span text:style-name="T1">collect</text:span>, чтобы вернуть множество.<text:line-break/><text:line-break/><text:line-break/>Бесконечные возможности</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8T17:41:12.277290840</meta:creation-date>
    <dc:date>2021-10-28T17:42:00.417894056</dc:date>
    <meta:editing-duration>PT48S</meta:editing-duration>
    <meta:editing-cycles>1</meta:editing-cycles>
    <meta:document-statistic meta:table-count="0" meta:image-count="0" meta:object-count="0" meta:page-count="5" meta:paragraph-count="111" meta:word-count="617" meta:character-count="4704" meta:non-whitespace-character-count="3863"/>
    <meta:generator>LibreOffice/5.1.2.2$Linux_X86_64 LibreOffice_project/10m0$Build-2</meta:generator>
  </office:meta>
</office:document-meta>
</file>